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71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</table:table-row>
        <table:table-row table:style-name="ro1">
          <table:table-cell office:value-type="string" calcext:value-type="string">
            <text:p>Menu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Menu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enus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ish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Dish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shes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ypePla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TypePlat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dministrateurs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nyint</text:p>
          </table:table-cell>
          <table:table-cell/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date_reservatio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Reservations</text:p>
          </table:table-cell>
          <table:table-cell office:value-type="string" calcext:value-type="string">
            <text:p>date_creation</text:p>
          </table:table-cell>
          <table:table-cell office:value-type="string" calcext:value-type="string">
            <text:p>d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8:59:03.1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3:58:12.400000000</meta:creation-date>
    <dc:date>2020-12-07T01:07:50.518000000</dc:date>
    <meta:editing-duration>PT6H1M6S</meta:editing-duration>
    <meta:editing-cycles>2</meta:editing-cycles>
    <meta:generator>LibreOffice/7.0.1.2$Windows_X86_64 LibreOffice_project/7cbcfc562f6eb6708b5ff7d7397325de9e764452</meta:generator>
    <meta:document-statistic meta:table-count="1" meta:cell-count="77" meta:object-count="0"/>
  </office:meta>
</office:document-meta>
</file>